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0.74pt solid #00599d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che-semaine" table:style-name="ta1">
        <table:table-column table:style-name="co1" table:default-cell-style-name="ce5"/>
        <table:table-column table:style-name="co2" table:number-columns-repeated="7" table:default-cell-style-name="ce5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</table:table-row>
        <table:table-row table:style-name="ro2">
          <table:table-cell table:style-name="ce2" office:value-type="string" calcext:value-type="string">
            <text:p>Livre de bord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 calcext:value-type="string">
            <text:p>Vanne gaz + Passe coque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 calcext:value-type="string">
            <text:p>Cuisine propre + Carre rangé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 calcext:value-type="string">
            <text:p>Hublot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 calcext:value-type="string">
            <text:p>Moteur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 calcext:value-type="string">
            <text:p>Pont + voile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 calcext:value-type="string">
            <text:p>Amarre + prise de quai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 calcext:value-type="string">
            <text:p>Font de cale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 calcext:value-type="string">
            <text:p>Stocke d'eau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 calcext:value-type="string">
            <text:p>Vaisselle matin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 calcext:value-type="string">
            <text:p>Vaisselle midi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 calcext:value-type="string">
            <text:p>Vaisselle soir</text:p>
          </table:table-cell>
          <table:table-cell table:style-name="ce7" table:number-columns-repeated="7"/>
        </table:table-row>
        <table:table-row table:style-name="ro2">
          <table:table-cell table:style-name="ce2" office:value-type="string" calcext:value-type="string">
            <text:p>Cuisine midi</text:p>
          </table:table-cell>
          <table:table-cell table:style-name="ce6" table:number-columns-repeated="7"/>
        </table:table-row>
        <table:table-row table:style-name="ro2">
          <table:table-cell table:style-name="ce3" office:value-type="string" calcext:value-type="string">
            <text:p>Cuisine soir</text:p>
          </table:table-cell>
          <table:table-cell table:style-name="ce7" table:number-columns-repeated="7"/>
        </table:table-row>
        <table:table-row table:style-name="ro1">
          <table:table-cell table:style-name="ce4"/>
          <table:table-cell table:style-name="ce8" table:number-columns-repeated="6"/>
          <table:table-cell table:style-name="ce9"/>
        </table:table-row>
        <table:table-row table:style-name="ro3" table:number-rows-repeated="104855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1T08:54:30.194734055</dc:date>
    <meta:editing-duration>PT13M16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